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1.251cm" fo:margin-right="0cm" fo:text-align="start" style:justify-single-word="false" fo:text-indent="-0.635cm" style:auto-text-indent="false"/>
    </style:style>
    <style:style style:name="P2" style:family="paragraph" style:parent-style-name="Heading_20_2">
      <style:paragraph-properties fo:margin-left="0cm" fo:margin-right="0cm" fo:text-align="start" style:justify-single-word="false" fo:text-indent="-0.635cm" style:auto-text-indent="false"/>
      <style:text-properties officeooo:paragraph-rsid="001ebbc8"/>
    </style:style>
    <style:style style:name="P3" style:family="paragraph" style:parent-style-name="Heading_20_2">
      <style:paragraph-properties fo:margin-left="0cm" fo:margin-right="0cm" fo:text-align="start" style:justify-single-word="false" fo:text-indent="-0.635cm" style:auto-text-indent="false"/>
      <style:text-properties officeooo:paragraph-rsid="0031520c"/>
    </style:style>
    <style:style style:name="P4" style:family="paragraph" style:parent-style-name="Heading_20_2">
      <style:paragraph-properties fo:margin-left="0cm" fo:margin-right="0cm" fo:text-align="start" style:justify-single-word="false" fo:text-indent="-0.635cm" style:auto-text-indent="false"/>
      <style:text-properties officeooo:rsid="001ebbc8" officeooo:paragraph-rsid="001ebbc8"/>
    </style:style>
    <style:style style:name="P5" style:family="paragraph" style:parent-style-name="Heading_20_3">
      <style:paragraph-properties fo:margin-left="0cm" fo:margin-right="0cm" fo:text-align="start" style:justify-single-word="false" fo:text-indent="-0.635cm" style:auto-text-indent="false"/>
      <style:text-properties officeooo:paragraph-rsid="001ebbc8"/>
    </style:style>
    <style:style style:name="P6" style:family="paragraph" style:parent-style-name="Heading_20_3">
      <style:paragraph-properties fo:margin-left="0cm" fo:margin-right="0cm" fo:text-align="start" style:justify-single-word="false" fo:text-indent="-0.635cm" style:auto-text-indent="false"/>
      <style:text-properties officeooo:paragraph-rsid="0031520c"/>
    </style:style>
    <style:style style:name="P7" style:family="paragraph" style:parent-style-name="Heading_20_3">
      <style:paragraph-properties fo:margin-left="0cm" fo:margin-right="0cm" fo:text-align="start" style:justify-single-word="false" fo:text-indent="-0.635cm" style:auto-text-indent="false"/>
      <style:text-properties officeooo:paragraph-rsid="00346c88"/>
    </style:style>
    <style:style style:name="P8" style:family="paragraph" style:parent-style-name="Heading_20_3">
      <style:paragraph-properties fo:margin-left="0cm" fo:margin-right="0cm" fo:text-align="start" style:justify-single-word="false" fo:text-indent="-0.635cm" style:auto-text-indent="false"/>
      <style:text-properties officeooo:paragraph-rsid="0038a682"/>
    </style:style>
    <style:style style:name="P9" style:family="paragraph" style:parent-style-name="Heading_20_3">
      <style:paragraph-properties fo:margin-left="0cm" fo:margin-right="0cm" fo:text-align="start" style:justify-single-word="false" fo:text-indent="-0.635cm" style:auto-text-indent="false"/>
      <style:text-properties officeooo:paragraph-rsid="003dbbd9"/>
    </style:style>
    <style:style style:name="P10" style:family="paragraph" style:parent-style-name="Heading_20_3">
      <style:paragraph-properties fo:margin-left="0cm" fo:margin-right="0cm" fo:text-align="start" style:justify-single-word="false" fo:text-indent="-0.635cm" style:auto-text-indent="false"/>
      <style:text-properties officeooo:paragraph-rsid="0034cdfa"/>
    </style:style>
    <style:style style:name="P11" style:family="paragraph" style:parent-style-name="Heading_20_3">
      <style:paragraph-properties fo:margin-left="0cm" fo:margin-right="0cm" fo:text-align="start" style:justify-single-word="false" fo:text-indent="-0.635cm" style:auto-text-indent="false"/>
      <style:text-properties officeooo:paragraph-rsid="0047f0a9"/>
    </style:style>
    <style:style style:name="P12" style:family="paragraph" style:parent-style-name="Text_20_body">
      <style:paragraph-properties fo:margin-left="0cm" fo:margin-right="0cm" fo:text-align="start" style:justify-single-word="false" fo:text-indent="-0.635cm" style:auto-text-indent="false"/>
    </style:style>
    <style:style style:name="P13" style:family="paragraph" style:parent-style-name="Text_20_body">
      <style:paragraph-properties fo:margin-left="0cm" fo:margin-right="0cm" fo:text-align="start" style:justify-single-word="false" fo:text-indent="-0.635cm" style:auto-text-indent="false"/>
      <style:text-properties officeooo:paragraph-rsid="001ebbc8"/>
    </style:style>
    <style:style style:name="P14" style:family="paragraph" style:parent-style-name="Text_20_body">
      <style:paragraph-properties fo:margin-left="0cm" fo:margin-right="0cm" fo:text-align="start" style:justify-single-word="false" fo:text-indent="-0.635cm" style:auto-text-indent="false"/>
      <style:text-properties officeooo:paragraph-rsid="0031520c"/>
    </style:style>
    <style:style style:name="P15" style:family="paragraph" style:parent-style-name="Text_20_body">
      <style:paragraph-properties fo:margin-left="0cm" fo:margin-right="0cm" fo:text-align="start" style:justify-single-word="false" fo:text-indent="-0.635cm" style:auto-text-indent="false"/>
      <style:text-properties officeooo:paragraph-rsid="0047f0a9"/>
    </style:style>
    <style:style style:name="P16" style:family="paragraph" style:parent-style-name="Text_20_body">
      <style:paragraph-properties fo:margin-left="0cm" fo:margin-right="0cm" fo:text-align="start" style:justify-single-word="false" fo:text-indent="-0.635cm" style:auto-text-indent="false"/>
      <style:text-properties officeooo:paragraph-rsid="00506475"/>
    </style:style>
    <style:style style:name="P17" style:family="paragraph" style:parent-style-name="Text_20_body">
      <style:paragraph-properties fo:margin-left="0cm" fo:margin-right="0cm" fo:text-align="start" style:justify-single-word="false" fo:text-indent="-0.635cm" style:auto-text-indent="false"/>
      <style:text-properties officeooo:rsid="001ebbc8" officeooo:paragraph-rsid="001ebbc8"/>
    </style:style>
    <style:style style:name="P18" style:family="paragraph" style:parent-style-name="Preformatted_20_Text">
      <style:paragraph-properties fo:margin-left="0cm" fo:margin-right="0cm" fo:text-align="start" style:justify-single-word="false" fo:text-indent="-0.635cm" style:auto-text-indent="false"/>
      <style:text-properties officeooo:paragraph-rsid="001ebbc8"/>
    </style:style>
    <style:style style:name="P19" style:family="paragraph" style:parent-style-name="Preformatted_20_Text">
      <style:paragraph-properties fo:margin-left="0cm" fo:margin-right="0cm" fo:text-align="start" style:justify-single-word="false" fo:text-indent="-0.635cm" style:auto-text-indent="false"/>
      <style:text-properties officeooo:paragraph-rsid="0031520c"/>
    </style:style>
    <style:style style:name="P20" style:family="paragraph" style:parent-style-name="Preformatted_20_Text">
      <style:paragraph-properties fo:margin-left="0cm" fo:margin-right="0cm" fo:text-align="start" style:justify-single-word="false" fo:text-indent="-0.635cm" style:auto-text-indent="false"/>
      <style:text-properties officeooo:paragraph-rsid="00346c88"/>
    </style:style>
    <style:style style:name="P21" style:family="paragraph" style:parent-style-name="Preformatted_20_Text">
      <style:paragraph-properties fo:margin-left="0cm" fo:margin-right="0cm" fo:text-align="start" style:justify-single-word="false" fo:text-indent="-0.635cm" style:auto-text-indent="false"/>
      <style:text-properties officeooo:paragraph-rsid="0034cdfa"/>
    </style:style>
    <style:style style:name="P22" style:family="paragraph" style:parent-style-name="Preformatted_20_Text">
      <style:paragraph-properties fo:margin-left="0cm" fo:margin-right="0cm" fo:text-align="start" style:justify-single-word="false" fo:text-indent="-0.635cm" style:auto-text-indent="false"/>
      <style:text-properties officeooo:paragraph-rsid="0038a682"/>
    </style:style>
    <style:style style:name="P23" style:family="paragraph" style:parent-style-name="Preformatted_20_Text">
      <style:paragraph-properties fo:margin-left="0cm" fo:margin-right="0cm" fo:text-align="start" style:justify-single-word="false" fo:text-indent="-0.635cm" style:auto-text-indent="false"/>
      <style:text-properties officeooo:paragraph-rsid="003dbbd9"/>
    </style:style>
    <style:style style:name="P24" style:family="paragraph" style:parent-style-name="Preformatted_20_Text">
      <style:paragraph-properties fo:margin-left="0cm" fo:margin-right="0cm" fo:text-align="start" style:justify-single-word="false" fo:text-indent="-0.635cm" style:auto-text-indent="false"/>
      <style:text-properties officeooo:paragraph-rsid="00434ef8"/>
    </style:style>
    <style:style style:name="P25" style:family="paragraph" style:parent-style-name="Preformatted_20_Text">
      <style:paragraph-properties fo:margin-left="0cm" fo:margin-right="0cm" fo:text-align="start" style:justify-single-word="false" fo:text-indent="-0.635cm" style:auto-text-indent="false"/>
      <style:text-properties officeooo:paragraph-rsid="0043d55b"/>
    </style:style>
    <style:style style:name="P26" style:family="paragraph" style:parent-style-name="Preformatted_20_Text">
      <style:paragraph-properties fo:margin-left="0cm" fo:margin-right="0cm" fo:text-align="start" style:justify-single-word="false" fo:text-indent="-0.635cm" style:auto-text-indent="false"/>
      <style:text-properties officeooo:rsid="001ebbc8" officeooo:paragraph-rsid="001ebbc8"/>
    </style:style>
    <style:style style:name="P27" style:family="paragraph" style:parent-style-name="Heading_20_2">
      <style:paragraph-properties fo:margin-left="-0.635cm" fo:margin-right="0cm" fo:text-align="start" style:justify-single-word="false" fo:text-indent="0cm" style:auto-text-indent="false"/>
      <style:text-properties officeooo:paragraph-rsid="00a2875a"/>
    </style:style>
    <style:style style:name="P28" style:family="paragraph" style:parent-style-name="Heading_20_2">
      <style:paragraph-properties fo:margin-left="-0.635cm" fo:margin-right="0cm" fo:text-align="start" style:justify-single-word="false" fo:text-indent="0cm" style:auto-text-indent="false"/>
      <style:text-properties officeooo:paragraph-rsid="00bd3b30"/>
    </style:style>
    <style:style style:name="P29" style:family="paragraph" style:parent-style-name="Heading_20_2">
      <style:paragraph-properties fo:margin-left="-0.635cm" fo:margin-right="0cm" fo:text-align="start" style:justify-single-word="false" fo:text-indent="0cm" style:auto-text-indent="false"/>
      <style:text-properties officeooo:paragraph-rsid="00dfaa96"/>
    </style:style>
    <style:style style:name="P30" style:family="paragraph" style:parent-style-name="Heading_20_3">
      <style:paragraph-properties fo:margin-left="-0.635cm" fo:margin-right="0cm" fo:text-align="start" style:justify-single-word="false" fo:text-indent="0cm" style:auto-text-indent="false"/>
      <style:text-properties officeooo:paragraph-rsid="0051fc3e"/>
    </style:style>
    <style:style style:name="P31" style:family="paragraph" style:parent-style-name="Heading_20_3">
      <style:paragraph-properties fo:margin-left="-0.635cm" fo:margin-right="0cm" fo:text-align="start" style:justify-single-word="false" fo:text-indent="0cm" style:auto-text-indent="false"/>
      <style:text-properties officeooo:paragraph-rsid="0058ff92"/>
    </style:style>
    <style:style style:name="P32" style:family="paragraph" style:parent-style-name="Heading_20_3">
      <style:paragraph-properties fo:margin-left="-0.635cm" fo:margin-right="0cm" fo:text-align="start" style:justify-single-word="false" fo:text-indent="0cm" style:auto-text-indent="false"/>
      <style:text-properties officeooo:paragraph-rsid="006be342"/>
    </style:style>
    <style:style style:name="P33" style:family="paragraph" style:parent-style-name="Heading_20_3">
      <style:paragraph-properties fo:margin-left="-0.635cm" fo:margin-right="0cm" fo:text-align="start" style:justify-single-word="false" fo:text-indent="0cm" style:auto-text-indent="false"/>
      <style:text-properties officeooo:paragraph-rsid="006bb65a"/>
    </style:style>
    <style:style style:name="P34" style:family="paragraph" style:parent-style-name="Heading_20_3">
      <style:paragraph-properties fo:margin-left="-0.635cm" fo:margin-right="0cm" fo:text-align="start" style:justify-single-word="false" fo:text-indent="0cm" style:auto-text-indent="false"/>
      <style:text-properties officeooo:paragraph-rsid="00770558"/>
    </style:style>
    <style:style style:name="P35" style:family="paragraph" style:parent-style-name="Heading_20_3">
      <style:paragraph-properties fo:margin-left="-0.635cm" fo:margin-right="0cm" fo:text-align="start" style:justify-single-word="false" fo:text-indent="0cm" style:auto-text-indent="false"/>
      <style:text-properties officeooo:paragraph-rsid="008141c3"/>
    </style:style>
    <style:style style:name="P36" style:family="paragraph" style:parent-style-name="Heading_20_3">
      <style:paragraph-properties fo:margin-left="-0.635cm" fo:margin-right="0cm" fo:text-align="start" style:justify-single-word="false" fo:text-indent="0cm" style:auto-text-indent="false"/>
      <style:text-properties officeooo:paragraph-rsid="008910b1"/>
    </style:style>
    <style:style style:name="P37" style:family="paragraph" style:parent-style-name="Heading_20_3">
      <style:paragraph-properties fo:margin-left="-0.635cm" fo:margin-right="0cm" fo:text-align="start" style:justify-single-word="false" fo:text-indent="0cm" style:auto-text-indent="false"/>
      <style:text-properties officeooo:paragraph-rsid="00a2875a"/>
    </style:style>
    <style:style style:name="P38" style:family="paragraph" style:parent-style-name="Heading_20_3">
      <style:paragraph-properties fo:margin-left="-0.635cm" fo:margin-right="0cm" fo:text-align="start" style:justify-single-word="false" fo:text-indent="0cm" style:auto-text-indent="false"/>
      <style:text-properties officeooo:paragraph-rsid="00b92e26"/>
    </style:style>
    <style:style style:name="P39" style:family="paragraph" style:parent-style-name="Heading_20_3">
      <style:paragraph-properties fo:margin-left="-0.635cm" fo:margin-right="0cm" fo:text-align="start" style:justify-single-word="false" fo:text-indent="0cm" style:auto-text-indent="false"/>
      <style:text-properties officeooo:paragraph-rsid="00bd3b30"/>
    </style:style>
    <style:style style:name="P40" style:family="paragraph" style:parent-style-name="Heading_20_3">
      <style:paragraph-properties fo:margin-left="-0.635cm" fo:margin-right="0cm" fo:text-align="start" style:justify-single-word="false" fo:text-indent="0cm" style:auto-text-indent="false"/>
      <style:text-properties officeooo:paragraph-rsid="00dfaa96"/>
    </style:style>
    <style:style style:name="P41" style:family="paragraph" style:parent-style-name="Text_20_body">
      <style:paragraph-properties fo:margin-left="-0.635cm" fo:margin-right="0cm" fo:text-align="start" style:justify-single-word="false" fo:text-indent="0cm" style:auto-text-indent="false"/>
      <style:text-properties officeooo:paragraph-rsid="0051fc3e"/>
    </style:style>
    <style:style style:name="P42" style:family="paragraph" style:parent-style-name="Text_20_body">
      <style:paragraph-properties fo:margin-left="-0.635cm" fo:margin-right="0cm" fo:text-align="start" style:justify-single-word="false" fo:text-indent="0cm" style:auto-text-indent="false"/>
      <style:text-properties officeooo:paragraph-rsid="0058ff92"/>
    </style:style>
    <style:style style:name="P43" style:family="paragraph" style:parent-style-name="Text_20_body">
      <style:paragraph-properties fo:margin-left="-0.635cm" fo:margin-right="0cm" fo:text-align="start" style:justify-single-word="false" fo:text-indent="0cm" style:auto-text-indent="false"/>
      <style:text-properties officeooo:paragraph-rsid="006b1dc4"/>
    </style:style>
    <style:style style:name="P44" style:family="paragraph" style:parent-style-name="Text_20_body">
      <style:paragraph-properties fo:margin-left="-0.635cm" fo:margin-right="0cm" fo:text-align="start" style:justify-single-word="false" fo:text-indent="0cm" style:auto-text-indent="false"/>
      <style:text-properties officeooo:paragraph-rsid="006bb65a"/>
    </style:style>
    <style:style style:name="P45" style:family="paragraph" style:parent-style-name="Text_20_body">
      <style:paragraph-properties fo:margin-left="-0.635cm" fo:margin-right="0cm" fo:text-align="start" style:justify-single-word="false" fo:text-indent="0cm" style:auto-text-indent="false"/>
      <style:text-properties officeooo:paragraph-rsid="006be342"/>
    </style:style>
    <style:style style:name="P46" style:family="paragraph" style:parent-style-name="Text_20_body">
      <style:paragraph-properties fo:margin-left="-0.635cm" fo:margin-right="0cm" fo:text-align="start" style:justify-single-word="false" fo:text-indent="0cm" style:auto-text-indent="false"/>
      <style:text-properties officeooo:paragraph-rsid="00770558"/>
    </style:style>
    <style:style style:name="P47" style:family="paragraph" style:parent-style-name="Text_20_body">
      <style:paragraph-properties fo:margin-left="-0.635cm" fo:margin-right="0cm" fo:text-align="start" style:justify-single-word="false" fo:text-indent="0cm" style:auto-text-indent="false"/>
      <style:text-properties officeooo:paragraph-rsid="0080bde7"/>
    </style:style>
    <style:style style:name="P48" style:family="paragraph" style:parent-style-name="Text_20_body">
      <style:paragraph-properties fo:margin-left="-0.635cm" fo:margin-right="0cm" fo:text-align="start" style:justify-single-word="false" fo:text-indent="0cm" style:auto-text-indent="false"/>
      <style:text-properties officeooo:paragraph-rsid="008141c3"/>
    </style:style>
    <style:style style:name="P49" style:family="paragraph" style:parent-style-name="Text_20_body">
      <style:paragraph-properties fo:margin-left="-0.635cm" fo:margin-right="0cm" fo:text-align="start" style:justify-single-word="false" fo:text-indent="0cm" style:auto-text-indent="false"/>
      <style:text-properties officeooo:paragraph-rsid="008910b1"/>
    </style:style>
    <style:style style:name="P50" style:family="paragraph" style:parent-style-name="Text_20_body">
      <style:paragraph-properties fo:margin-left="-0.635cm" fo:margin-right="0cm" fo:text-align="start" style:justify-single-word="false" fo:text-indent="0cm" style:auto-text-indent="false"/>
      <style:text-properties officeooo:paragraph-rsid="00a2875a"/>
    </style:style>
    <style:style style:name="P51" style:family="paragraph" style:parent-style-name="Text_20_body">
      <style:paragraph-properties fo:margin-left="-0.635cm" fo:margin-right="0cm" fo:text-align="start" style:justify-single-word="false" fo:text-indent="0cm" style:auto-text-indent="false"/>
      <style:text-properties officeooo:paragraph-rsid="00b4aed4"/>
    </style:style>
    <style:style style:name="P52" style:family="paragraph" style:parent-style-name="Text_20_body">
      <style:paragraph-properties fo:margin-left="-0.635cm" fo:margin-right="0cm" fo:text-align="start" style:justify-single-word="false" fo:text-indent="0cm" style:auto-text-indent="false"/>
      <style:text-properties officeooo:paragraph-rsid="00b92e26"/>
    </style:style>
    <style:style style:name="P53" style:family="paragraph" style:parent-style-name="Text_20_body">
      <style:paragraph-properties fo:margin-left="-0.635cm" fo:margin-right="0cm" fo:text-align="start" style:justify-single-word="false" fo:text-indent="0cm" style:auto-text-indent="false"/>
      <style:text-properties officeooo:paragraph-rsid="00bd3b30"/>
    </style:style>
    <style:style style:name="P54" style:family="paragraph" style:parent-style-name="Text_20_body">
      <style:paragraph-properties fo:margin-left="-0.635cm" fo:margin-right="0cm" fo:text-align="start" style:justify-single-word="false" fo:text-indent="0cm" style:auto-text-indent="false"/>
      <style:text-properties officeooo:paragraph-rsid="00dfaa96"/>
    </style:style>
    <style:style style:name="P55" style:family="paragraph" style:parent-style-name="Text_20_body">
      <style:paragraph-properties fo:margin-left="-0.635cm" fo:margin-right="0cm" fo:text-align="start" style:justify-single-word="false" fo:text-indent="0cm" style:auto-text-indent="false"/>
      <style:text-properties officeooo:paragraph-rsid="00faeebf"/>
    </style:style>
    <style:style style:name="P56" style:family="paragraph" style:parent-style-name="Text_20_body">
      <style:paragraph-properties fo:margin-left="-0.635cm" fo:margin-right="0cm" fo:text-align="start" style:justify-single-word="false" fo:text-indent="0cm" style:auto-text-indent="false"/>
      <style:text-properties officeooo:rsid="006de5c8" officeooo:paragraph-rsid="006de5c8"/>
    </style:style>
    <style:style style:name="P57" style:family="paragraph" style:parent-style-name="Text_20_body">
      <style:paragraph-properties fo:margin-left="-0.635cm" fo:margin-right="0cm" fo:text-align="start" style:justify-single-word="false" fo:text-indent="0cm" style:auto-text-indent="false"/>
      <style:text-properties officeooo:rsid="00bc8cfa" officeooo:paragraph-rsid="00bc8cfa"/>
    </style:style>
    <style:style style:name="P58" style:family="paragraph" style:parent-style-name="Text_20_body">
      <style:paragraph-properties fo:margin-left="-0.635cm" fo:margin-right="0cm" fo:text-align="start" style:justify-single-word="false" fo:text-indent="0cm" style:auto-text-indent="false"/>
      <style:text-properties officeooo:rsid="00bd0e2f" officeooo:paragraph-rsid="00bd0e2f"/>
    </style:style>
    <style:style style:name="P59" style:family="paragraph" style:parent-style-name="Text_20_body">
      <style:paragraph-properties fo:margin-left="-0.635cm" fo:margin-right="0cm" fo:text-align="start" style:justify-single-word="false" fo:text-indent="0cm" style:auto-text-indent="false"/>
      <style:text-properties officeooo:rsid="00df73ff" officeooo:paragraph-rsid="00df73ff"/>
    </style:style>
    <style:style style:name="P60" style:family="paragraph" style:parent-style-name="Text_20_body">
      <style:paragraph-properties fo:margin-left="-0.635cm" fo:margin-right="0cm" fo:text-align="start" style:justify-single-word="false" fo:text-indent="0cm" style:auto-text-indent="false"/>
      <style:text-properties officeooo:rsid="00df73ff" officeooo:paragraph-rsid="00dfaa96"/>
    </style:style>
    <style:style style:name="P61" style:family="paragraph" style:parent-style-name="Text_20_body">
      <style:paragraph-properties fo:margin-left="-0.635cm" fo:margin-right="0cm" fo:text-align="start" style:justify-single-word="false" fo:text-indent="0cm" style:auto-text-indent="false"/>
      <style:text-properties officeooo:rsid="00ec7fc1" officeooo:paragraph-rsid="00ec7fc1"/>
    </style:style>
    <style:style style:name="P62" style:family="paragraph" style:parent-style-name="Preformatted_20_Text">
      <style:paragraph-properties fo:margin-left="-0.635cm" fo:margin-right="0cm" fo:text-align="start" style:justify-single-word="false" fo:text-indent="0cm" style:auto-text-indent="false"/>
      <style:text-properties officeooo:paragraph-rsid="0051fc3e"/>
    </style:style>
    <style:style style:name="P63" style:family="paragraph" style:parent-style-name="Preformatted_20_Text">
      <style:paragraph-properties fo:margin-left="-0.635cm" fo:margin-right="0cm" fo:text-align="start" style:justify-single-word="false" fo:text-indent="0cm" style:auto-text-indent="false"/>
      <style:text-properties officeooo:paragraph-rsid="0058ff92"/>
    </style:style>
    <style:style style:name="P64" style:family="paragraph" style:parent-style-name="Preformatted_20_Text">
      <style:paragraph-properties fo:margin-left="-0.635cm" fo:margin-right="0cm" fo:text-align="start" style:justify-single-word="false" fo:text-indent="0cm" style:auto-text-indent="false"/>
      <style:text-properties officeooo:paragraph-rsid="006be342"/>
    </style:style>
    <style:style style:name="P65" style:family="paragraph" style:parent-style-name="Preformatted_20_Text">
      <style:paragraph-properties fo:margin-left="-0.635cm" fo:margin-right="0cm" fo:text-align="start" style:justify-single-word="false" fo:text-indent="0cm" style:auto-text-indent="false"/>
      <style:text-properties officeooo:paragraph-rsid="006bb65a"/>
    </style:style>
    <style:style style:name="P66" style:family="paragraph" style:parent-style-name="Preformatted_20_Text">
      <style:paragraph-properties fo:margin-left="-0.635cm" fo:margin-right="0cm" fo:text-align="start" style:justify-single-word="false" fo:text-indent="0cm" style:auto-text-indent="false"/>
      <style:text-properties officeooo:paragraph-rsid="008141c3"/>
    </style:style>
    <style:style style:name="P67" style:family="paragraph" style:parent-style-name="Preformatted_20_Text">
      <style:paragraph-properties fo:margin-left="-0.635cm" fo:margin-right="0cm" fo:text-align="start" style:justify-single-word="false" fo:text-indent="0cm" style:auto-text-indent="false"/>
      <style:text-properties officeooo:paragraph-rsid="008910b1"/>
    </style:style>
    <style:style style:name="P68" style:family="paragraph" style:parent-style-name="Preformatted_20_Text">
      <style:paragraph-properties fo:margin-left="-0.635cm" fo:margin-right="0cm" fo:text-align="start" style:justify-single-word="false" fo:text-indent="0cm" style:auto-text-indent="false"/>
      <style:text-properties officeooo:paragraph-rsid="00921adc"/>
    </style:style>
    <style:style style:name="P69" style:family="paragraph" style:parent-style-name="Preformatted_20_Text">
      <style:paragraph-properties fo:margin-left="-0.635cm" fo:margin-right="0cm" fo:text-align="start" style:justify-single-word="false" fo:text-indent="0cm" style:auto-text-indent="false"/>
      <style:text-properties officeooo:paragraph-rsid="00a2875a"/>
    </style:style>
    <style:style style:name="P70" style:family="paragraph" style:parent-style-name="Preformatted_20_Text">
      <style:paragraph-properties fo:margin-left="-0.635cm" fo:margin-right="0cm" fo:text-align="start" style:justify-single-word="false" fo:text-indent="0cm" style:auto-text-indent="false"/>
      <style:text-properties officeooo:paragraph-rsid="00bd3b30"/>
    </style:style>
    <style:style style:name="P71" style:family="paragraph" style:parent-style-name="Preformatted_20_Text">
      <style:paragraph-properties fo:margin-left="-0.635cm" fo:margin-right="0cm" fo:text-align="start" style:justify-single-word="false" fo:text-indent="0cm" style:auto-text-indent="false"/>
      <style:text-properties officeooo:paragraph-rsid="00b92e26"/>
    </style:style>
    <style:style style:name="P72" style:family="paragraph" style:parent-style-name="Preformatted_20_Text">
      <style:paragraph-properties fo:margin-left="-0.635cm" fo:margin-right="0cm" fo:text-align="start" style:justify-single-word="false" fo:text-indent="0cm" style:auto-text-indent="false"/>
      <style:text-properties officeooo:paragraph-rsid="00cf7860"/>
    </style:style>
    <style:style style:name="P73" style:family="paragraph" style:parent-style-name="Preformatted_20_Text">
      <style:paragraph-properties fo:margin-left="-0.635cm" fo:margin-right="0cm" fo:text-align="start" style:justify-single-word="false" fo:text-indent="0cm" style:auto-text-indent="false"/>
      <style:text-properties officeooo:paragraph-rsid="00dfaa96"/>
    </style:style>
    <style:style style:name="P74" style:family="paragraph" style:parent-style-name="Preformatted_20_Text">
      <style:paragraph-properties fo:margin-left="-0.635cm" fo:margin-right="0cm" fo:text-align="start" style:justify-single-word="false" fo:text-indent="0cm" style:auto-text-indent="false"/>
      <style:text-properties officeooo:rsid="005fdb72" officeooo:paragraph-rsid="005fdb72"/>
    </style:style>
    <style:style style:name="P75" style:family="paragraph" style:parent-style-name="Preformatted_20_Text">
      <style:paragraph-properties fo:margin-left="-0.635cm" fo:margin-right="0cm" fo:text-align="start" style:justify-single-word="false" fo:text-indent="0cm" style:auto-text-indent="false"/>
      <style:text-properties officeooo:rsid="0062e687" officeooo:paragraph-rsid="0062e687"/>
    </style:style>
    <style:style style:name="P76" style:family="paragraph" style:parent-style-name="Preformatted_20_Text">
      <style:paragraph-properties fo:margin-left="-0.635cm" fo:margin-right="0cm" fo:text-align="start" style:justify-single-word="false" fo:text-indent="0cm" style:auto-text-indent="false"/>
      <style:text-properties officeooo:rsid="0064061d" officeooo:paragraph-rsid="0064061d"/>
    </style:style>
    <style:style style:name="P77" style:family="paragraph" style:parent-style-name="Text_20_body">
      <style:paragraph-properties fo:margin-left="0cm" fo:margin-right="0cm" fo:text-align="start" style:justify-single-word="false" fo:text-indent="0cm" style:auto-text-indent="false"/>
      <style:text-properties officeooo:paragraph-rsid="001ebbc8"/>
    </style:style>
    <style:style style:name="P78" style:family="paragraph" style:parent-style-name="Heading_20_1">
      <style:paragraph-properties fo:text-align="center" style:justify-single-word="false"/>
    </style:style>
    <style:style style:name="P79" style:family="paragraph" style:parent-style-name="Preformatted_20_Text">
      <style:paragraph-properties fo:margin-top="0cm" fo:margin-bottom="0.499cm" style:contextual-spacing="false"/>
    </style:style>
    <style:style style:name="P80" style:family="paragraph" style:parent-style-name="Preformatted_20_Text">
      <style:paragraph-properties fo:margin-top="0cm" fo:margin-bottom="0.499cm" style:contextual-spacing="false"/>
      <style:text-properties officeooo:paragraph-rsid="00faeebf"/>
    </style:style>
    <style:style style:name="P81" style:family="paragraph" style:parent-style-name="Text_20_body" style:list-style-name="L1">
      <style:paragraph-properties fo:margin-left="1.251cm" fo:margin-right="0cm" fo:text-align="start" style:justify-single-word="false" fo:text-indent="-0.635cm" style:auto-text-indent="false"/>
    </style:style>
    <style:style style:name="P82" style:family="paragraph" style:parent-style-name="Text_20_body" style:list-style-name="L1">
      <style:paragraph-properties fo:margin-left="1.251cm" fo:margin-right="0cm" fo:text-indent="-0.635cm" style:auto-text-indent="false"/>
    </style:style>
    <style:style style:name="P83" style:family="paragraph" style:parent-style-name="Text_20_body" style:list-style-name="L1">
      <style:paragraph-properties fo:margin-left="0cm" fo:margin-right="0cm" fo:text-align="start" style:justify-single-word="false" fo:text-indent="-0.635cm" style:auto-text-indent="false"/>
      <style:text-properties officeooo:paragraph-rsid="001ebbc8"/>
    </style:style>
    <style:style style:name="P84" style:family="paragraph" style:parent-style-name="Text_20_body" style:list-style-name="L1">
      <style:paragraph-properties fo:margin-left="0cm" fo:margin-right="0cm" fo:text-align="start" style:justify-single-word="false" fo:text-indent="-0.635cm" style:auto-text-indent="false"/>
      <style:text-properties officeooo:rsid="001ebbc8" officeooo:paragraph-rsid="001ebbc8"/>
    </style:style>
    <style:style style:name="P85" style:family="paragraph" style:parent-style-name="Text_20_body">
      <style:paragraph-properties fo:margin-left="-0.635cm" fo:margin-right="0cm" fo:text-align="start" style:justify-single-word="false" fo:text-indent="0cm" style:auto-text-indent="false"/>
      <style:text-properties officeooo:rsid="00bd0e2f" officeooo:paragraph-rsid="00bd3b30"/>
    </style:style>
    <style:style style:name="P86" style:family="paragraph" style:parent-style-name="Heading_20_2" style:list-style-name="L1">
      <style:paragraph-properties fo:margin-left="1.251cm" fo:margin-right="0cm" fo:text-align="start" style:justify-single-word="false" fo:text-indent="-0.635cm" style:auto-text-indent="false"/>
    </style:style>
    <style:style style:name="P87" style:family="paragraph" style:parent-style-name="Heading_20_2" style:list-style-name="L1">
      <style:paragraph-properties fo:margin-left="0cm" fo:margin-right="0cm" fo:text-align="start" style:justify-single-word="false" fo:text-indent="-0.635cm" style:auto-text-indent="false"/>
    </style:style>
    <style:style style:name="P88" style:family="paragraph" style:parent-style-name="Heading_20_3" style:list-style-name="L1">
      <style:paragraph-properties fo:margin-left="1.251cm" fo:margin-right="0cm" fo:text-align="start" style:justify-single-word="false" fo:text-indent="-0.635cm" style:auto-text-indent="false"/>
    </style:style>
    <style:style style:name="P89" style:family="paragraph" style:parent-style-name="Heading_20_3" style:list-style-name="L1">
      <style:paragraph-properties fo:margin-left="0cm" fo:margin-right="0cm" fo:text-align="start" style:justify-single-word="false" fo:text-indent="-0.635cm" style:auto-text-indent="false"/>
    </style:style>
    <style:style style:name="P90" style:family="paragraph" style:parent-style-name="Heading_20_3">
      <style:paragraph-properties fo:margin-left="-0.635cm" fo:margin-right="0cm" fo:text-align="start" style:justify-single-word="false" fo:text-indent="0cm" style:auto-text-indent="false"/>
      <style:text-properties officeooo:paragraph-rsid="00a2875a"/>
    </style:style>
    <style:style style:name="P91" style:family="paragraph" style:parent-style-name="Preformatted_20_Text" style:list-style-name="L1">
      <style:paragraph-properties fo:margin-left="1.251cm" fo:margin-right="0cm" fo:text-align="start" style:justify-single-word="false" fo:text-indent="-0.635cm" style:auto-text-indent="false"/>
    </style:style>
    <style:style style:name="P92" style:family="paragraph" style:parent-style-name="Preformatted_20_Text" style:list-style-name="L1">
      <style:paragraph-properties fo:margin-left="0cm" fo:margin-right="0cm" fo:text-align="start" style:justify-single-word="false" fo:text-indent="-0.635cm" style:auto-text-indent="false"/>
    </style:style>
    <style:style style:name="T1" style:family="text">
      <style:text-properties officeooo:rsid="001ebbc8"/>
    </style:style>
    <style:style style:name="T2" style:family="text">
      <style:text-properties fo:font-weight="bold" style:font-weight-asian="bold" style:font-weight-complex="bold"/>
    </style:style>
    <style:style style:name="T3" style:family="text">
      <style:text-properties fo:font-weight="bold" officeooo:rsid="0031520c" style:font-weight-asian="bold" style:font-weight-complex="bold"/>
    </style:style>
    <style:style style:name="T4" style:family="text">
      <style:text-properties fo:font-weight="bold" officeooo:rsid="0034cdfa" style:font-weight-asian="bold" style:font-weight-complex="bold"/>
    </style:style>
    <style:style style:name="T5" style:family="text">
      <style:text-properties fo:font-weight="normal" officeooo:rsid="0034cdfa" style:font-weight-asian="normal" style:font-weight-complex="normal"/>
    </style:style>
    <style:style style:name="T6" style:family="text">
      <style:text-properties fo:font-weight="normal" officeooo:rsid="00459a55" style:font-weight-asian="normal" style:font-weight-complex="normal"/>
    </style:style>
    <style:style style:name="T7" style:family="text">
      <style:text-properties fo:font-weight="normal" officeooo:rsid="0047f0a9" style:font-weight-asian="normal" style:font-weight-complex="normal"/>
    </style:style>
    <style:style style:name="T8" style:family="text">
      <style:text-properties fo:font-weight="normal" officeooo:rsid="00506475" style:font-weight-asian="normal" style:font-weight-complex="normal"/>
    </style:style>
    <style:style style:name="T9" style:family="text">
      <style:text-properties fo:font-weight="normal" officeooo:rsid="008910b1" style:font-weight-asian="normal" style:font-weight-complex="normal"/>
    </style:style>
    <style:style style:name="T10" style:family="text">
      <style:text-properties fo:font-weight="normal" officeooo:rsid="00a2875a" style:font-weight-asian="normal" style:font-weight-complex="normal"/>
    </style:style>
    <style:style style:name="T11" style:family="text">
      <style:text-properties fo:font-weight="normal" officeooo:rsid="00b4aed4" style:font-weight-asian="normal" style:font-weight-complex="normal"/>
    </style:style>
    <style:style style:name="T12" style:family="text">
      <style:text-properties fo:font-weight="normal" officeooo:rsid="00b92e26" style:font-weight-asian="normal" style:font-weight-complex="normal"/>
    </style:style>
    <style:style style:name="T13" style:family="text">
      <style:text-properties fo:font-weight="normal" officeooo:rsid="00d84b38" style:font-weight-asian="normal" style:font-weight-complex="normal"/>
    </style:style>
    <style:style style:name="T14" style:family="text">
      <style:text-properties officeooo:rsid="0038a682"/>
    </style:style>
    <style:style style:name="T15" style:family="text">
      <style:text-properties officeooo:rsid="003a4fc3"/>
    </style:style>
    <style:style style:name="T16" style:family="text">
      <style:text-properties officeooo:rsid="003dbbd9"/>
    </style:style>
    <style:style style:name="T17" style:family="text">
      <style:text-properties officeooo:rsid="00407aa9"/>
    </style:style>
    <style:style style:name="T18" style:family="text">
      <style:text-properties officeooo:rsid="00434ef8"/>
    </style:style>
    <style:style style:name="T19" style:family="text">
      <style:text-properties officeooo:rsid="0043d55b"/>
    </style:style>
    <style:style style:name="T20" style:family="text">
      <style:text-properties officeooo:rsid="00459a55"/>
    </style:style>
    <style:style style:name="T21" style:family="text">
      <style:text-properties officeooo:rsid="004d65ba"/>
    </style:style>
    <style:style style:name="T22" style:family="text">
      <style:text-properties officeooo:rsid="00581362"/>
    </style:style>
    <style:style style:name="T23" style:family="text">
      <style:text-properties officeooo:rsid="0058ff92"/>
    </style:style>
    <style:style style:name="T24" style:family="text">
      <style:text-properties officeooo:rsid="0059be22"/>
    </style:style>
    <style:style style:name="T25" style:family="text">
      <style:text-properties officeooo:rsid="005e16bd"/>
    </style:style>
    <style:style style:name="T26" style:family="text">
      <style:text-properties officeooo:rsid="006694ba"/>
    </style:style>
    <style:style style:name="T27" style:family="text">
      <style:text-properties officeooo:rsid="0067bb7d"/>
    </style:style>
    <style:style style:name="T28" style:family="text">
      <style:text-properties officeooo:rsid="006b1dc4"/>
    </style:style>
    <style:style style:name="T29" style:family="text">
      <style:text-properties officeooo:rsid="006bb65a"/>
    </style:style>
    <style:style style:name="T30" style:family="text">
      <style:text-properties officeooo:rsid="006be342"/>
    </style:style>
    <style:style style:name="T31" style:family="text">
      <style:text-properties officeooo:rsid="006f74a0"/>
    </style:style>
    <style:style style:name="T32" style:family="text">
      <style:text-properties officeooo:rsid="00770558"/>
    </style:style>
    <style:style style:name="T33" style:family="text">
      <style:text-properties officeooo:rsid="007971b5"/>
    </style:style>
    <style:style style:name="T34" style:family="text">
      <style:text-properties officeooo:rsid="007c5f14"/>
    </style:style>
    <style:style style:name="T35" style:family="text">
      <style:text-properties officeooo:rsid="0080bde7"/>
    </style:style>
    <style:style style:name="T36" style:family="text">
      <style:text-properties officeooo:rsid="008141c3"/>
    </style:style>
    <style:style style:name="T37" style:family="text">
      <style:text-properties officeooo:rsid="00c2aa75"/>
    </style:style>
    <style:style style:name="T38" style:family="text">
      <style:text-properties officeooo:rsid="00cf7860"/>
    </style:style>
    <style:style style:name="T39" style:family="text">
      <style:text-properties officeooo:rsid="00dfaa96"/>
    </style:style>
    <text:list-style style:name="L1">
      <text:list-level-style-bullet text:level="1" text:style-name="Bullet_20_Symbols"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8" text:outline-level="1">Git Commands</text:h>
      <text:list xml:id="list6438673666237183159" text:style-name="L1">
        <text:list-item>
          <text:list>
            <text:list-header>
              <text:h text:style-name="P86" text:outline-level="2">Setup and Config</text:h>
            </text:list-header>
          </text:list>
        </text:list-item>
        <text:list-item>
          <text:p text:style-name="P81">There are two commands that are used quite a lot,the <text:span text:style-name="Source_20_Text">config</text:span> and <text:span text:style-name="Source_20_Text">help</text:span> commands.</text:p>
          <text:list>
            <text:list-item>
              <text:list>
                <text:list-item>
                  <text:h text:style-name="P88" text:outline-level="3"><text:bookmark text:name="git-config"/><text:a xlink:type="simple" xlink:href="https://git-scm.com/book/en/v2/Git-Commands-Setup-and-Config#git-config">git config</text:a></text:h>
                </text:list-item>
              </text:list>
            </text:list-item>
          </text:list>
        </text:list-item>
        <text:list-item>
          <text:h text:style-name="P86" text:outline-level="2">First-Time Git Setup</text:h>
        </text:list-item>
      </text:list>
      <text:p text:style-name="P1"><text:tab/>In <text:a xlink:type="simple" xlink:href="https://git-scm.com/book/en/v2/ch00/_first_time">First-Time Git Setup</text:a> we used it to specify our name, email address and editor preference before we even got started using Git.</text:p>
      <text:list xml:id="list173549708310062" text:continue-numbering="true" text:style-name="L1">
        <text:list-item>
          <text:p text:style-name="P81">Git comes with a tool called <text:span text:style-name="Source_20_Text">git config</text:span> that lets you get and set configuration variables that control all aspects of how Git looks and operates.<text:bookmark text:name="id-Zrhocxf8sy"/> These variables can be stored in three different places:</text:p>
        </text:list-item>
        <text:list-item>
          <text:p text:style-name="P82"><text:span text:style-name="Source_20_Text">/etc/gitconfig</text:span> file: Contains values for every user on the system and all their repositories. If you pass the option <text:span text:style-name="Source_20_Text">--system</text:span> to <text:span text:style-name="Source_20_Text">git config</text:span>, it reads and writes from this file specifically.</text:p>
        </text:list-item>
        <text:list-item>
          <text:p text:style-name="P82"><text:span text:style-name="Source_20_Text">~/.gitconfig</text:span> or <text:span text:style-name="Source_20_Text">~/.config/git/config</text:span> file: Specific to your user. You can make Git read and write to this file specifically by passing the <text:span text:style-name="Source_20_Text">--global</text:span> option.</text:p>
        </text:list-item>
        <text:list-item>
          <text:p text:style-name="P82"><text:span text:style-name="Source_20_Text">config</text:span> file in the Git directory (that is, <text:span text:style-name="Source_20_Text">.git/config</text:span>) of whatever repository you’re currently using: Specific to that single repository.</text:p>
        </text:list-item>
      </text:list>
      <text:p text:style-name="Text_20_body">Each level overrides values in the previous level, so values in <text:span text:style-name="Source_20_Text">.git/config</text:span> trump those in <text:span text:style-name="Source_20_Text">/etc/gitconfig</text:span>.</text:p>
      <text:list xml:id="list173549816634457" text:continue-numbering="true" text:style-name="L1">
        <text:list-item>
          <text:list>
            <text:list-item>
              <text:list>
                <text:list-item>
                  <text:h text:style-name="P88" text:outline-level="3"><text:bookmark text:name="Your-Identity"/><text:a xlink:type="simple" xlink:href="https://git-scm.com/book/en/v2/Getting-Started-First-Time-Git-Setup#Your-Identity">Your Identity</text:a></text:h>
                </text:list-item>
              </text:list>
              <text:p text:style-name="P91"><text:span text:style-name="Source_20_Text">$</text:span> git config --global user.name <text:span text:style-name="Source_20_Text">"John Doe"</text:span></text:p>
            </text:list-item>
          </text:list>
        </text:list-item>
      </text:list>
      <text:p text:style-name="P79"><text:span text:style-name="Source_20_Text"><text:tab/>$</text:span> git config --global user.email johndoe@example.com</text:p>
      <text:list xml:id="list173549971089869" text:continue-numbering="true" text:style-name="L1">
        <text:list-item>
          <text:list>
            <text:list-item>
              <text:list>
                <text:list-item>
                  <text:h text:style-name="P88" text:outline-level="3"><text:bookmark text:name="Your-Editor"/><text:a xlink:type="simple" xlink:href="https://git-scm.com/book/en/v2/Getting-Started-First-Time-Git-Setup#Your-Editor">Your Editor</text:a></text:h>
                </text:list-item>
              </text:list>
            </text:list-item>
          </text:list>
        </text:list-item>
        <text:list-item>
          <text:p text:style-name="P91"><text:span text:style-name="Source_20_Text">$</text:span> git config --global core.editor emacs</text:p>
        </text:list-item>
        <text:list-item>
          <text:p text:style-name="P81">On a x64 system /On a x86 system</text:p>
          <text:list>
            <text:list-item>
              <text:p text:style-name="P91"><text:span text:style-name="Source_20_Text">$</text:span> git config --global core.editor <text:span text:style-name="Source_20_Text">"'C:/Program Files/Notepad++/notepad++.exe' -multiInst -nosession"</text:span></text:p>
            </text:list-item>
            <text:list-item>
              <text:p text:style-name="P91"><text:span text:style-name="Source_20_Text">$</text:span> git config --global core.editor <text:span text:style-name="Source_20_Text">"'C:/Program Files (x86)/Notepad++/notepad++.exe' -multiInst -nosession"</text:span></text:p>
            </text:list-item>
          </text:list>
        </text:list-item>
      </text:list>
      <text:p text:style-name="P1"/>
      <text:list xml:id="list173549684360696" text:continue-numbering="true" text:style-name="L1">
        <text:list-item>
          <text:list>
            <text:list-item>
              <text:list>
                <text:list-item>
                  <text:h text:style-name="P89" text:outline-level="3"><text:bookmark text:name="Checking-Your-Settings"/><text:a xlink:type="simple" xlink:href="https://git-scm.com/book/en/v2/Getting-Started-First-Time-Git-Setup#Checking-Your-Settings">Checking Your Settings</text:a></text:h>
                </text:list-item>
              </text:list>
            </text:list-item>
          </text:list>
        </text:list-item>
        <text:list-item>
          <text:p text:style-name="P92"><text:span text:style-name="Source_20_Text">$</text:span> git config –list</text:p>
          <text:p text:style-name="P92"/>
          <text:list>
            <text:list-item>
              <text:h text:style-name="P87" text:outline-level="2"><text:soft-page-break/>Getting Help</text:h>
              <text:p text:style-name="P92"><text:span text:style-name="Source_20_Text">$</text:span> git <text:span text:style-name="Source_20_Text">help</text:span> <text:span text:style-name="Source_20_Text">&lt;</text:span>verb<text:span text:style-name="Source_20_Text">&gt;</text:span></text:p>
            </text:list-item>
          </text:list>
        </text:list-item>
      </text:list>
      <text:p text:style-name="Preformatted_20_Text"><text:span text:style-name="Source_20_Text">$</text:span> git <text:span text:style-name="Source_20_Text">&lt;</text:span>verb<text:span text:style-name="Source_20_Text">&gt;</text:span> --help</text:p>
      <text:p text:style-name="P79"><text:span text:style-name="Source_20_Text">$</text:span> man git-<text:span text:style-name="Source_20_Text">&lt;</text:span>verb<text:span text:style-name="Source_20_Text">&gt;</text:span></text:p>
      <text:p text:style-name="P79"><text:span text:style-name="Source_20_Text">$</text:span> git <text:span text:style-name="Source_20_Text">help </text:span>config</text:p>
      <text:list xml:id="list173551266361380" text:continue-numbering="true" text:style-name="L1">
        <text:list-item>
          <text:list>
            <text:list-item>
              <text:h text:style-name="P87" text:outline-level="2">Git Aliases</text:h>
            </text:list-item>
          </text:list>
        </text:list-item>
      </text:list>
      <text:p text:style-name="P12"><text:tab/>In <text:a xlink:type="simple" xlink:href="https://git-scm.com/book/en/v2/ch00/_git_aliases">Git Aliases</text:a> we showed how you could use it to create shorthand commands that expand to long option sequences so you don’t have to type them every time.</text:p>
      <text:list xml:id="list173550261154030" text:continue-numbering="true" text:style-name="L1">
        <text:list-header>
          <text:p text:style-name="P92"><text:span text:style-name="Source_20_Text">$</text:span> git config --global alias.co checkout</text:p>
        </text:list-header>
      </text:list>
      <text:p text:style-name="Preformatted_20_Text"><text:span text:style-name="Source_20_Text">$</text:span> git config --global alias.br branch</text:p>
      <text:p text:style-name="Preformatted_20_Text"><text:span text:style-name="Source_20_Text">$</text:span> git config --global alias.ci commit</text:p>
      <text:p text:style-name="P79"><text:span text:style-name="Source_20_Text">$</text:span> git config --global alias.st status</text:p>
      <text:list xml:id="list173549969349025" text:continue-numbering="true" text:style-name="L1">
        <text:list-item>
          <text:list>
            <text:list-item>
              <text:p text:style-name="P84">Example: </text:p>
              <text:p text:style-name="P83"><text:span text:style-name="Source_20_Text"><text:span text:style-name="T1"><text:s/></text:span></text:span><text:span text:style-name="Source_20_Text">$</text:span> git config --global alias.last <text:span text:style-name="Source_20_Text">'log -1 HEAD'</text:span></text:p>
            </text:list-item>
          </text:list>
        </text:list-item>
      </text:list>
      <text:p text:style-name="P77"><text:span text:style-name="Source_20_Text"><text:s/>$</text:span> git last</text:p>
      <text:p text:style-name="P17"/>
      <text:h text:style-name="P4" text:outline-level="2">Rebasing</text:h>
      <text:p text:style-name="P17">In <text:a xlink:type="simple" xlink:href="https://git-scm.com/book/en/v2/ch00/_rebasing">Rebasing</text:a> we used it to make <text:span text:style-name="Source_20_Text">--rebase</text:span> the default when you run <text:span text:style-name="Source_20_Text">git pull</text:span></text:p>
      <text:p text:style-name="P26"><text:span text:style-name="Source_20_Text">$</text:span> git checkout experiment</text:p>
      <text:p text:style-name="P26"><text:span text:style-name="Source_20_Text">$</text:span> git rebase master</text:p>
      <text:p text:style-name="P17"/>
      <text:h text:style-name="P2" text:outline-level="2">Credential Storage</text:h>
      <text:p text:style-name="P13">In <text:a xlink:type="simple" xlink:href="https://git-scm.com/book/en/v2/ch00/_credential_caching">Credential Storage</text:a> we used it to set up a default store for your HTTP passwords.</text:p>
      <text:p text:style-name="P18"><text:span text:style-name="Source_20_Text">$</text:span> git config --global credential.helper cache</text:p>
      <text:p text:style-name="P18"><text:span text:style-name="Source_20_Text">$</text:span> git config --global credential.helper <text:span text:style-name="Source_20_Text">'store --file ~/.my-credentials'</text:span></text:p>
      <text:p text:style-name="P13"/>
      <text:h text:style-name="P5" text:outline-level="3"><text:bookmark text:name="git-help"/><text:a xlink:type="simple" xlink:href="https://git-scm.com/book/en/v2/Git-Commands-Setup-and-Config#git-help">git help</text:a></text:h>
      <text:p text:style-name="P14"><text:span text:style-name="T3">$ </text:span><text:span text:style-name="Source_20_Text"><text:span text:style-name="T2">git help &lt;command&gt;</text:span></text:span></text:p>
      <text:p text:style-name="P14"/>
      <text:p text:style-name="P14"/>
      <text:p text:style-name="P14"/>
      <text:p text:style-name="P14"/>
      <text:h text:style-name="P3" text:outline-level="2"><text:soft-page-break/>Getting and Creating Projects</text:h>
      <text:h text:style-name="P6" text:outline-level="3"><text:bookmark text:name="git-init"/><text:a xlink:type="simple" xlink:href="https://git-scm.com/book/en/v2/Git-Commands-Getting-and-Creating-Projects#git-init">git init</text:a></text:h>
      <text:p text:style-name="P14"><text:tab/>To take a directory and turn it into a new Git repository so you can start version controlling it, you can simply run <text:span text:style-name="Source_20_Text">git init</text:span>.</text:p>
      <text:p text:style-name="P14"><text:bookmark text:name="Putting-the-Bare-Repository-on-a-Server"/><text:a xlink:type="simple" xlink:href="https://git-scm.com/book/en/v2/Git-on-the-Server-Getting-Git-on-a-Server#Putting-the-Bare-Repository-on-a-Server"><text:span text:style-name="T2">Putting the Bare Repository on a Server</text:span></text:a></text:p>
      <text:p text:style-name="P19"><text:span text:style-name="Source_20_Text">$</text:span> git clone --bare my_project my_project.git</text:p>
      <text:p text:style-name="P19"><text:span text:style-name="Source_20_Text">$</text:span> scp -r my_project.git user@git.example.com:/srv/git</text:p>
      <text:p text:style-name="P19"><text:span text:style-name="Source_20_Text">$</text:span> git clone user@git.example.com:/srv/git/my_project.git</text:p>
      <text:p text:style-name="P20"><text:span text:style-name="Source_20_Text">$</text:span> ssh <text:a xlink:type="simple" xlink:href="mailto:user@git.example.com">user@git.example.com</text:a></text:p>
      <text:p text:style-name="P20"><text:span text:style-name="Source_20_Text">$</text:span> <text:span text:style-name="Source_20_Text">cd</text:span> /srv/git/my_project.git</text:p>
      <text:p text:style-name="P20"><text:span text:style-name="Source_20_Text">$</text:span> git init --bare –shared</text:p>
      <text:p text:style-name="P20"/>
      <text:h text:style-name="P7" text:outline-level="3"><text:bookmark text:name="git-clone"/><text:a xlink:type="simple" xlink:href="https://git-scm.com/book/en/v2/Git-Commands-Getting-and-Creating-Projects#git-clone">git clone</text:a></text:h>
      <text:p text:style-name="P21"><text:span text:style-name="Source_20_Text"><text:span text:style-name="T5">$</text:span></text:span><text:span text:style-name="Source_20_Text"><text:span text:style-name="T4"> </text:span></text:span><text:span text:style-name="Source_20_Text">git clone [url]</text:span></text:p>
      <text:p text:style-name="P21"><text:span text:style-name="Source_20_Text">$</text:span> git clone user@git.example.com:/srv/git/my_project.git</text:p>
      <text:p text:style-name="P22"><text:span text:style-name="T14">$ </text:span><text:span text:style-name="Source_20_Text">git fetch</text:span></text:p>
      <text:p text:style-name="P22"><text:span text:style-name="Source_20_Text"><text:span text:style-name="T15">$ </text:span></text:span><text:span text:style-name="Source_20_Text">git checkout </text:span></text:p>
      <text:p text:style-name="P22"/>
      <text:h text:style-name="P8" text:outline-level="3"><text:bookmark text:name="git-add"/><text:a xlink:type="simple" xlink:href="https://git-scm.com/book/en/v2/Git-Commands-Basic-Snapshotting#git-add">git add</text:a></text:h>
      <text:p text:style-name="P23"><text:span text:style-name="Source_20_Text"><text:span text:style-name="T16">$ </text:span></text:span><text:span text:style-name="Source_20_Text">git add </text:span><text:span text:style-name="Source_20_Text"><text:span text:style-name="T16">file_name</text:span></text:span></text:p>
      <text:h text:style-name="P9" text:outline-level="3"><text:bookmark text:name="git-status"/><text:a xlink:type="simple" xlink:href="https://git-scm.com/book/en/v2/Git-Commands-Basic-Snapshotting#git-status">git status</text:a></text:h>
      <text:p text:style-name="P23"><text:span text:style-name="Source_20_Text"><text:span text:style-name="T17">$ </text:span></text:span><text:span text:style-name="Source_20_Text">git status</text:span></text:p>
      <text:h text:style-name="P10" text:outline-level="3"><text:bookmark text:name="git-diff"/><text:a xlink:type="simple" xlink:href="https://git-scm.com/book/en/v2/Git-Commands-Basic-Snapshotting#git-diff">git diff</text:a></text:h>
      <text:p text:style-name="P25"><text:span text:style-name="Source_20_Text"><text:span text:style-name="T19">$ git diff</text:span></text:span></text:p>
      <text:p text:style-name="P24"><text:span text:style-name="T18">$ </text:span><text:span text:style-name="Source_20_Text">git diff A...B</text:span></text:p>
      <text:p text:style-name="P25"><text:span text:style-name="Source_20_Text"/></text:p>
      <text:h text:style-name="P6" text:outline-level="3"><text:bookmark text:name="git-commit"/><text:a xlink:type="simple" xlink:href="https://git-scm.com/book/en/v2/Git-Commands-Basic-Snapshotting#git-commit">git commit</text:a></text:h>
      <text:p text:style-name="P14"><text:span text:style-name="Source_20_Text"><text:span text:style-name="T20">$ </text:span></text:span><text:span text:style-name="Source_20_Text">git commit</text:span><text:span text:style-name="Source_20_Text"><text:span text:style-name="T2"> </text:span></text:span><text:span text:style-name="Source_20_Text"><text:span text:style-name="T6">-m “Commit message”</text:span></text:span></text:p>
      <text:p text:style-name="P15"><text:span text:style-name="Source_20_Text"><text:span text:style-name="T7">$ git commit -a -m “commit message,avoid git add”</text:span></text:span></text:p>
      <text:h text:style-name="P11" text:outline-level="3"><text:bookmark text:name="git-reset"/><text:a xlink:type="simple" xlink:href="https://git-scm.com/book/en/v2/Git-Commands-Basic-Snapshotting#git-reset">git reset</text:a></text:h>
      <text:p text:style-name="P15"><text:span text:style-name="Source_20_Text"><text:span text:style-name="T21">$ </text:span></text:span><text:span text:style-name="Source_20_Text">git reset –hard</text:span></text:p>
      <text:h text:style-name="P11" text:outline-level="3"><text:bookmark text:name="git-rm"/><text:a xlink:type="simple" xlink:href="https://git-scm.com/book/en/v2/Git-Commands-Basic-Snapshotting#git-rm">git rm</text:a></text:h>
      <text:p text:style-name="P16"><text:span text:style-name="Source_20_Text"><text:span text:style-name="T8">$ </text:span></text:span><text:span text:style-name="Source_20_Text">git rm</text:span><text:span text:style-name="Source_20_Text"><text:span text:style-name="T8"> file_name</text:span></text:span></text:p>
      <text:h text:style-name="P30" text:outline-level="3"><text:bookmark text:name="git-mv"/><text:a xlink:type="simple" xlink:href="https://git-scm.com/book/en/v2/Git-Commands-Basic-Snapshotting#git-mv">git mv</text:a></text:h>
      <text:p text:style-name="P62"><text:span text:style-name="Source_20_Text">$</text:span> git mv file_from file_to</text:p>
      <text:h text:style-name="P30" text:outline-level="3"><text:bookmark text:name="git-clean"/><text:a xlink:type="simple" xlink:href="https://git-scm.com/book/en/v2/Git-Commands-Basic-Snapshotting#git-clean">git clean</text:a></text:h>
      <text:p text:style-name="P41"><text:span text:style-name="Source_20_Text"><text:span text:style-name="T22">$ </text:span></text:span><text:span text:style-name="Source_20_Text">git clean</text:span></text:p>
      <text:p text:style-name="P42"><text:span text:style-name="Source_20_Text"><text:span text:style-name="T23">flags:-</text:span></text:span><text:span text:style-name="Source_20_Text">f</text:span><text:span text:style-name="Source_20_Text"><text:span text:style-name="T23">(forcefully)</text:span></text:span><text:span text:style-name="Source_20_Text">,-d</text:span><text:span text:style-name="Source_20_Text"><text:span text:style-name="T23">(dir)</text:span></text:span><text:span text:style-name="Source_20_Text">,</text:span>-n<text:span text:style-name="T23">(tells which files removed)</text:span> , -x<text:span text:style-name="T23">(.o files),</text:span>-i<text:span text:style-name="T24">(interative)...</text:span></text:p>
      <text:h text:style-name="P31" text:outline-level="3"><text:bookmark text:name="git-branch"/><text:soft-page-break/><text:a xlink:type="simple" xlink:href="https://git-scm.com/book/en/v2/Git-Commands-Branching-and-Merging#git-branch">git branch</text:a></text:h>
      <text:p text:style-name="P42"><text:span text:style-name="Source_20_Text"><text:span text:style-name="T25">$ </text:span></text:span><text:span text:style-name="Source_20_Text">git branch</text:span></text:p>
      <text:p text:style-name="P63"><text:span text:style-name="Source_20_Text">$</text:span> git branch testing</text:p>
      <text:p text:style-name="P74">$ git branch -u testing (tracking branch)</text:p>
      <text:p text:style-name="P76">$ git checkout testing (Fetching branch)</text:p>
      <text:p text:style-name="P75">$ git branch -d testing (Deleting branch)</text:p>
      <text:p text:style-name="P42"/>
      <text:h text:style-name="P31" text:outline-level="3"><text:bookmark text:name="git-checkout"/><text:a xlink:type="simple" xlink:href="https://git-scm.com/book/en/v2/Git-Commands-Branching-and-Merging#git-checkout">git checkout</text:a></text:h>
      <text:p text:style-name="P42">The <text:span text:style-name="Source_20_Text">git checkout</text:span> command is used to switch branches and check content out into your working directory.</text:p>
      <text:p text:style-name="P42"><text:a xlink:type="simple" xlink:href="https://git-scm.com/book/en/v2/ch00/_switching_branches">Switching Branches</text:a> : <text:s/><text:tab/><text:span text:style-name="T26">$ git checkout <text:s/>branch_name</text:span></text:p>
      <text:p text:style-name="P42"/>
      <text:h text:style-name="P31" text:outline-level="3"><text:bookmark text:name="git-merge"/><text:a xlink:type="simple" xlink:href="https://git-scm.com/book/en/v2/Git-Commands-Branching-and-Merging#git-merge">git merge</text:a></text:h>
      <text:p text:style-name="P42">The <text:span text:style-name="Source_20_Text">git merge</text:span> tool is used to merge one or more branches into the branch you have checked out. It will then advance the current branch to the result of the merge.</text:p>
      <text:p text:style-name="P42"><text:span text:style-name="Source_20_Text"><text:span text:style-name="T27">$ </text:span></text:span><text:span text:style-name="Source_20_Text">git merge &lt;branch&gt;</text:span></text:p>
      <text:h text:style-name="P31" text:outline-level="3"><text:bookmark text:name="git-log"/><text:a xlink:type="simple" xlink:href="https://git-scm.com/book/en/v2/Git-Commands-Branching-and-Merging#git-log">git log</text:a></text:h>
      <text:p text:style-name="P43"><text:span text:style-name="Source_20_Text"><text:span text:style-name="T28">$git log</text:span></text:span></text:p>
      <text:p text:style-name="P43"><text:span text:style-name="Source_20_Text"><text:span text:style-name="T28">$git log -p</text:span></text:span></text:p>
      <text:p text:style-name="P44"><text:span text:style-name="Source_20_Text"><text:span text:style-name="T29">$git log --</text:span></text:span><text:span text:style-name="Source_20_Text">pretty</text:span></text:p>
      <text:p text:style-name="P44"><text:span text:style-name="Source_20_Text"><text:span text:style-name="T29">$git log –</text:span></text:span><text:span text:style-name="Source_20_Text">oneline</text:span></text:p>
      <text:p text:style-name="P45"><text:span text:style-name="Source_20_Text"><text:span text:style-name="T30">Extra: </text:span></text:span><text:span text:style-name="Source_20_Text">--decorate,--</text:span><text:span text:style-name="Source_20_Text"><text:span text:style-name="T30">graph,</text:span></text:span><text:span text:style-name="Source_20_Text">--merg</text:span><text:span text:style-name="Source_20_Text"><text:span text:style-name="T30">e,</text:span></text:span><text:span text:style-name="Source_20_Text">--show-signature</text:span></text:p>
      <text:p text:style-name="P45"/>
      <text:h text:style-name="P32" text:outline-level="3"><text:bookmark text:name="git-stash"/><text:a xlink:type="simple" xlink:href="https://git-scm.com/book/en/v2/Git-Commands-Branching-and-Merging#git-stash">git stash</text:a></text:h>
      <text:p text:style-name="P45">The <text:span text:style-name="Source_20_Text">git stash</text:span> command is used to temporarily store uncommitted work in order to clean out your working directory without having to commit unfinished work on a branch.</text:p>
      <text:p text:style-name="P56">$git stash</text:p>
      <text:h text:style-name="P32" text:outline-level="3"><text:bookmark text:name="git-tag"/><text:a xlink:type="simple" xlink:href="https://git-scm.com/book/en/v2/Git-Commands-Branching-and-Merging#git-tag">git tag</text:a></text:h>
      <text:p text:style-name="P45">The <text:span text:style-name="Source_20_Text">git tag</text:span> command is used to give a permanent bookmark to a specific point in the code history. Generally this is used for things like releases.</text:p>
      <text:p text:style-name="P45"/>
      <text:p text:style-name="P45"><text:tab/><text:span text:style-name="Source_20_Text">$</text:span> git tag</text:p>
      <text:p text:style-name="P45"><text:tab/><text:span text:style-name="Source_20_Text">$</text:span> git tag -l <text:span text:style-name="Source_20_Text">"v1.8.5*"</text:span></text:p>
      <text:p text:style-name="P45"><text:soft-page-break/><text:span text:style-name="Source_20_Text"><text:tab/>$</text:span> git tag -a v1.4 -m <text:span text:style-name="Source_20_Text">"my version 1.4"</text:span></text:p>
      <text:p text:style-name="P64"><text:s/><text:tab/><text:span text:style-name="T31">$ </text:span>git show v1.4</text:p>
      <text:p text:style-name="P64"><text:tab/></text:p>
      <text:p text:style-name="P44"><text:span text:style-name="Source_20_Text"><text:tab/>$</text:span> git tag v1.4-lw </text:p>
      <text:p text:style-name="P44"/>
      <text:h text:style-name="P33" text:outline-level="3"><text:bookmark text:name="git-fetch"/><text:a xlink:type="simple" xlink:href="https://git-scm.com/book/en/v2/Git-Commands-Sharing-and-Updating-Projects#git-fetch">git fetch</text:a></text:h>
      <text:p text:style-name="P44"><text:span text:style-name="Source_20_Text"><text:span text:style-name="T32">$ </text:span></text:span><text:span text:style-name="Source_20_Text">git fetch [</text:span>remote-name<text:span text:style-name="Source_20_Text">]</text:span></text:p>
      <text:p text:style-name="P46"><text:span text:style-name="Source_20_Text"><text:span text:style-name="T32">$ </text:span></text:span><text:span text:style-name="Source_20_Text">git fetch origin</text:span></text:p>
      <text:p text:style-name="P46"/>
      <text:h text:style-name="P34" text:outline-level="3"><text:bookmark text:name="git-pull"/><text:a xlink:type="simple" xlink:href="https://git-scm.com/book/en/v2/Git-Commands-Sharing-and-Updating-Projects#git-pull">git pull</text:a></text:h>
      <text:p text:style-name="P46">The <text:span text:style-name="Source_20_Text">git pull</text:span> command is basically a combination of the <text:span text:style-name="Source_20_Text">git fetch</text:span> and <text:span text:style-name="Source_20_Text">git merge</text:span> commands, where Git will fetch from the remote you specify and then immediately try to merge it into the branch you’re on.</text:p>
      <text:p text:style-name="P46"><text:span text:style-name="Source_20_Text"><text:span text:style-name="T33">$ </text:span></text:span><text:span text:style-name="Source_20_Text">git pull</text:span></text:p>
      <text:p text:style-name="P65"><text:span text:style-name="T34">$ </text:span>git ls-remote</text:p>
      <text:p text:style-name="P65">$ git fetch origin refs/pull/958/head</text:p>
      <text:p text:style-name="P65"/>
      <text:h text:style-name="P33" text:outline-level="3"><text:bookmark text:name="git-push"/><text:a xlink:type="simple" xlink:href="https://git-scm.com/book/en/v2/Git-Commands-Sharing-and-Updating-Projects#git-push">git push</text:a></text:h>
      <text:p text:style-name="P44">The <text:span text:style-name="Source_20_Text">git push</text:span> command is used to communicate with another repository, calculate what your local database has that the remote one does not, and then pushes the difference into the other repository. It requires write access to the other repository and so normally is authenticated somehow.</text:p>
      <text:p text:style-name="P47"><text:span text:style-name="Source_20_Text"><text:span text:style-name="T35">$ </text:span></text:span><text:span text:style-name="Source_20_Text">git push [remote-name] [branch-name]</text:span></text:p>
      <text:p text:style-name="P48"><text:span text:style-name="Source_20_Text"><text:span text:style-name="T36">Ex. </text:span></text:span><text:span text:style-name="Source_20_Text">$</text:span> git push origin master</text:p>
      <text:p text:style-name="P66"><text:span text:style-name="Source_20_Text">$</text:span> git remote show origin</text:p>
      <text:h text:style-name="P35" text:outline-level="3"><text:bookmark text:name="git-remote"/><text:a xlink:type="simple" xlink:href="https://git-scm.com/book/en/v2/Git-Commands-Sharing-and-Updating-Projects#git-remote">git remote</text:a></text:h>
      <text:p text:style-name="P48">The <text:span text:style-name="Source_20_Text">git remote</text:span> command is a management tool for your record of remote repositories. It allows you to save long URLs as short handles, such as “origin” so you don’t have to type them out all the time. You can have several of these and the <text:span text:style-name="Source_20_Text">git remote</text:span> command is used to add, change and delete them.</text:p>
      <text:p text:style-name="P49"><text:span text:style-name="Source_20_Text"><text:span text:style-name="T9">$ </text:span></text:span><text:span text:style-name="Source_20_Text">git remote add &lt;name&gt; &lt;url&gt;</text:span></text:p>
      <text:p text:style-name="P67"><text:span text:style-name="Source_20_Text">$</text:span> git remote -v</text:p>
      <text:p text:style-name="P67"><text:span text:style-name="Source_20_Text">$</text:span> git remote add pb https://github.com/paulboone/ticgit</text:p>
      <text:p text:style-name="P67"><text:span text:style-name="Source_20_Text">$</text:span> git fetch pb</text:p>
      <text:p text:style-name="P67"/>
      <text:p text:style-name="P67"/>
      <text:p text:style-name="P67"/>
      <text:p text:style-name="P67"/>
      <text:h text:style-name="P36" text:outline-level="3"><text:bookmark text:name="git-archive"/><text:soft-page-break/><text:a xlink:type="simple" xlink:href="https://git-scm.com/book/en/v2/Git-Commands-Sharing-and-Updating-Projects#git-archive">git archive</text:a></text:h>
      <text:p text:style-name="P49">The <text:span text:style-name="Source_20_Text">git archive</text:span> command is used to create an archive file of a specific snapshot of the project.</text:p>
      <text:p text:style-name="P49">We use <text:span text:style-name="Source_20_Text">git archive</text:span> to create a tarball of a project for sharing in <text:a xlink:type="simple" xlink:href="https://git-scm.com/book/en/v2/ch00/_preparing_release">Preparing a Release</text:a>.</text:p>
      <text:p text:style-name="P68"><text:span text:style-name="Source_20_Text">$</text:span> git archive master --prefix<text:span text:style-name="Source_20_Text">='project/'</text:span> <text:span text:style-name="Source_20_Text">|</text:span> gzip <text:span text:style-name="Source_20_Text">&gt;</text:span> <text:span text:style-name="Source_20_Text">`</text:span>git describe master<text:span text:style-name="Source_20_Text">`</text:span>.tar.gz</text:p>
      <text:p text:style-name="P68"><text:span text:style-name="Source_20_Text">$</text:span> ls *.tar.gz</text:p>
      <text:p text:style-name="P68"/>
      <text:p text:style-name="P67"><text:span text:style-name="Source_20_Text">$</text:span> git archive master --prefix<text:span text:style-name="Source_20_Text">='project/'</text:span> --format<text:span text:style-name="Source_20_Text">=</text:span>zip <text:span text:style-name="Source_20_Text">&gt;</text:span> <text:span text:style-name="Source_20_Text">`</text:span>git describe master<text:span text:style-name="Source_20_Text">`</text:span>.zip</text:p>
      <text:p text:style-name="P49"/>
      <text:h text:style-name="P36" text:outline-level="3"><text:bookmark text:name="git-submodule"/><text:a xlink:type="simple" xlink:href="https://git-scm.com/book/en/v2/Git-Commands-Sharing-and-Updating-Projects#git-submodule">git submodule</text:a></text:h>
      <text:p text:style-name="P49">The <text:span text:style-name="Source_20_Text">git submodule</text:span> command is used to manage external repositories within a normal repositories. This could be for libraries or other types of shared resources. The <text:span text:style-name="Source_20_Text">submodule</text:span> command has several sub-commands (<text:span text:style-name="Source_20_Text">add</text:span>, <text:span text:style-name="Source_20_Text">update</text:span>, <text:span text:style-name="Source_20_Text">sync</text:span>, etc) for managing these resources.</text:p>
      <text:p text:style-name="P67"><text:span text:style-name="Source_20_Text">$</text:span> git submodule add https://github.com/chaconinc/DbConnector</text:p>
      <text:p text:style-name="P67"><text:span text:style-name="Source_20_Text">$</text:span> git submodule init</text:p>
      <text:p text:style-name="P67"><text:span text:style-name="Source_20_Text">$</text:span> git submodule update</text:p>
      <text:p text:style-name="P67"><text:span text:style-name="Source_20_Text">$</text:span> git submodule update --remote</text:p>
      <text:p text:style-name="P67"><text:span text:style-name="Source_20_Text">$</text:span> git log -p --submodule</text:p>
      <text:p text:style-name="P67"><text:span text:style-name="Source_20_Text">$</text:span> git submodule update --remote --merge</text:p>
      <text:p text:style-name="P49"/>
      <text:h text:style-name="P36" text:outline-level="3"><text:bookmark text:name="git-show"/><text:a xlink:type="simple" xlink:href="https://git-scm.com/book/en/v2/Git-Commands-Inspection-and-Comparison#git-show">git show</text:a></text:h>
      <text:p text:style-name="P49">The <text:span text:style-name="Source_20_Text">git show</text:span> command can show a Git object in a simple and human readable way. Normally you would use this to show the information about a tag or a commit.</text:p>
      <text:p text:style-name="P50"><text:span text:style-name="Source_20_Text"><text:span text:style-name="T10">$ git show</text:span></text:span></text:p>
      <text:p text:style-name="P69"><text:span text:style-name="Source_20_Text">$</text:span> git show v1.4</text:p>
      <text:p text:style-name="P69"><text:span text:style-name="Source_20_Text">$</text:span> git show v1.4-lw</text:p>
      <text:p text:style-name="P69"><text:span text:style-name="Source_20_Text">$</text:span> git log</text:p>
      <text:p text:style-name="P69"><text:span text:style-name="Source_20_Text">$</text:span> git show 1c002dd4b536e7479fe34593e72e6c6c1819e53b</text:p>
      <text:h text:style-name="P37" text:outline-level="3"><text:bookmark text:name="git-shortlog"/><text:a xlink:type="simple" xlink:href="https://git-scm.com/book/en/v2/Git-Commands-Inspection-and-Comparison#git-shortlog">git shortlog</text:a></text:h>
      <text:p text:style-name="P50">The <text:span text:style-name="Source_20_Text">git shortlog</text:span> command is used to summarize the output of <text:span text:style-name="Source_20_Text">git log</text:span>.</text:p>
      <text:p text:style-name="P69"><text:span text:style-name="Source_20_Text">$</text:span> git shortlog</text:p>
      <text:h text:style-name="P37" text:outline-level="3"><text:bookmark text:name="git-describe"/><text:a xlink:type="simple" xlink:href="https://git-scm.com/book/en/v2/Git-Commands-Inspection-and-Comparison#git-describe">git describe</text:a></text:h>
      <text:p text:style-name="P50">The <text:span text:style-name="Source_20_Text">git describe</text:span> command is used to take anything that resolves to a commit and produces a string that is somewhat human-readable and will not change. It’s a way to get a description of a commit that is as unambiguous as a commit SHA-1 but more understandable.</text:p>
      <text:p text:style-name="P50"><text:span text:style-name="Source_20_Text">$</text:span> git describe master</text:p>
      <text:h text:style-name="P27" text:outline-level="2">Debugging</text:h>
      <text:p text:style-name="P50">Git has a couple of commands that are used to help debug an issue in your code. This ranges from figuring out where something was introduced to figuring out who introduced it.</text:p>
      <text:h text:style-name="P37" text:outline-level="3"><text:bookmark text:name="git-bisect"/><text:soft-page-break/><text:a xlink:type="simple" xlink:href="https://git-scm.com/book/en/v2/Git-Commands-Debugging#git-bisect">git bisect</text:a></text:h>
      <text:p text:style-name="P50">The <text:span text:style-name="Source_20_Text">git bisect</text:span> tool is an incredibly helpful debugging tool used to find which specific commit was the first one to introduce a bug or problem by doing an automatic binary search.</text:p>
      <text:p text:style-name="P69"><text:span text:style-name="Source_20_Text">$</text:span> git bisect start</text:p>
      <text:p text:style-name="P69"><text:span text:style-name="Source_20_Text">$</text:span> git bisect bad</text:p>
      <text:p text:style-name="P69"><text:span text:style-name="Source_20_Text">$</text:span> git bisect good v1.0</text:p>
      <text:p text:style-name="P69"><text:span text:style-name="Source_20_Text">$</text:span> git bisect good</text:p>
      <text:p text:style-name="P69"><text:span text:style-name="Source_20_Text">$</text:span> git bisect bad</text:p>
      <text:p text:style-name="P69"><text:span text:style-name="Source_20_Text">$</text:span> git bisect reset</text:p>
      <text:h text:style-name="P37" text:outline-level="3"><text:bookmark text:name="git-blame"/><text:a xlink:type="simple" xlink:href="https://git-scm.com/book/en/v2/Git-Commands-Debugging#git-blame">git blame</text:a></text:h>
      <text:p text:style-name="P50">The <text:span text:style-name="Source_20_Text">git blame</text:span> command annotates the lines of any file with which commit was the last one to introduce a change to each line of the file and what person authored that commit. This is helpful in order to find the person to ask for more information about a specific section of your code.</text:p>
      <text:p text:style-name="P51"><text:span text:style-name="Source_20_Text"><text:span text:style-name="T11">$ git blame -L 1 special.txt</text:span></text:span></text:p>
      <text:p text:style-name="P51">If you pass <text:span text:style-name="Source_20_Text">-C</text:span> to <text:span text:style-name="Source_20_Text">git blame</text:span>, Git analyzes the file you’re annotating and tries to figure out where snippets of code within it originally came from if they were copied from elsewhere.</text:p>
      <text:p text:style-name="P52"><text:span text:style-name="Source_20_Text"><text:span text:style-name="T11">$ git blame -</text:span></text:span><text:span text:style-name="Source_20_Text"><text:span text:style-name="T12">C -</text:span></text:span><text:span text:style-name="Source_20_Text"><text:span text:style-name="T11">L 1 special.txt</text:span></text:span></text:p>
      <text:h text:style-name="P38" text:outline-level="3"><text:bookmark text:name="git-grep"/><text:a xlink:type="simple" xlink:href="https://git-scm.com/book/en/v2/Git-Commands-Debugging#git-grep">git grep</text:a></text:h>
      <text:p text:style-name="P52">The <text:span text:style-name="Source_20_Text">git grep</text:span> command can help you find any string or regular expression in any of the files in your source code, even older versions of your project.</text:p>
      <text:p text:style-name="P57">$ git grep -n <text:s/>“This”</text:p>
      <text:p text:style-name="P58">$ git grep --count -n "e"</text:p>
      <text:p text:style-name="P70"><text:span text:style-name="Source_20_Text">$</text:span> git grep -p <text:span text:style-name="T37">e</text:span> *.<text:span text:style-name="T37">txt</text:span></text:p>
      <text:p text:style-name="P85"><text:s/></text:p>
      <text:h text:style-name="P28" text:outline-level="2">Patching</text:h>
      <text:h text:style-name="P39" text:outline-level="3"><text:bookmark text:name="git-cherry-pick"/><text:a xlink:type="simple" xlink:href="https://git-scm.com/book/en/v2/Git-Commands-Patching#git-cherry-pick">git cherry-pick</text:a></text:h>
      <text:p text:style-name="P53">The <text:span text:style-name="Source_20_Text">git cherry-pick</text:span> command is used to take the change introduced in a single Git commit and try to re-introduce it as a new commit on the branch you’re currently on. </text:p>
      <text:p text:style-name="P70"><text:span text:style-name="Source_20_Text">$</text:span> git cherry-pick e43a6</text:p>
      <text:p text:style-name="P53"/>
      <text:h text:style-name="P38" text:outline-level="3"><text:bookmark text:name="git-rebase"/><text:a xlink:type="simple" xlink:href="https://git-scm.com/book/en/v2/Git-Commands-Patching#git-rebase">git rebase</text:a></text:h>
      <text:p text:style-name="P52">The <text:span text:style-name="Source_20_Text">git rebase</text:span> command is basically an automated <text:span text:style-name="Source_20_Text">cherry-pick</text:span>. It determines a series of commits and then cherry-picks them one by one in the same order somewhere else.</text:p>
      <text:p text:style-name="P71"><text:span text:style-name="Source_20_Text">$</text:span> git rebase master</text:p>
      <text:p text:style-name="P72"><text:span text:style-name="Source_20_Text">$</text:span> git rebase -i HEAD <text:span text:style-name="T38">(</text:span><text:span text:style-name="Source_20_Text">-i: </text:span><text:span text:style-name="Source_20_Text"><text:span text:style-name="T38">interactively</text:span></text:span><text:span text:style-name="T38">)</text:span></text:p>
      <text:p text:style-name="P52"/>
      <text:h text:style-name="P38" text:outline-level="3"><text:bookmark text:name="git-revert"/><text:soft-page-break/><text:a xlink:type="simple" xlink:href="https://git-scm.com/book/en/v2/Git-Commands-Patching#git-revert">git revert</text:a></text:h>
      <text:p text:style-name="P52">The <text:span text:style-name="Source_20_Text">git revert</text:span> command is essentially a reverse <text:span text:style-name="Source_20_Text">git cherry-pick</text:span>. It creates a new commit that applies the exact opposite of the change introduced in the commit you’re targeting, essentially undoing or reverting it.</text:p>
      <text:p text:style-name="P71"><text:span text:style-name="Source_20_Text">$</text:span> git revert -m <text:span text:style-name="Source_20_Text">1</text:span> HEAD</text:p>
      <text:p text:style-name="P52"/>
      <text:h text:style-name="P38" text:outline-level="3"><text:bookmark text:name="git-apply"/><text:a xlink:type="simple" xlink:href="https://git-scm.com/book/en/v2/Git-Commands-Email#git-apply">git apply</text:a></text:h>
      <text:p text:style-name="P52"><text:span text:style-name="Source_20_Text"><text:span text:style-name="T11"><text:tab/></text:span></text:span>The <text:span text:style-name="Source_20_Text">git apply</text:span> command applies a patch created with the <text:span text:style-name="Source_20_Text">git diff</text:span> or even GNU diff command. It is similar to what the <text:span text:style-name="Source_20_Text">patch</text:span> command might do with a few small differences.</text:p>
      <text:p text:style-name="P71"><text:span text:style-name="Source_20_Text">$</text:span> git apply /tmp/patch-ruby-client.patch</text:p>
      <text:p text:style-name="P71"><text:span text:style-name="Source_20_Text">$</text:span> git apply --check 0001-seeing-if-this-helps-the-gem.patch</text:p>
      <text:p text:style-name="P52"/>
      <text:h text:style-name="P38" text:outline-level="3"><text:bookmark text:name="git-am"/><text:a xlink:type="simple" xlink:href="https://git-scm.com/book/en/v2/Git-Commands-Email#git-am">git am</text:a></text:h>
      <text:p text:style-name="P52">The <text:span text:style-name="Source_20_Text">git am</text:span> command is used to apply patches from an email inbox, specifically one that is mbox formatted. This is useful for receiving patches over email and applying them to your project easily.</text:p>
      <text:p text:style-name="P71"><text:span text:style-name="Source_20_Text">$</text:span> git am 0001-limit-log-function.patch</text:p>
      <text:p text:style-name="P71"><text:span text:style-name="Source_20_Text">$</text:span> git am --resolved</text:p>
      <text:p text:style-name="P71"><text:span text:style-name="Source_20_Text">$</text:span> git am -3 0001-seeing-if-this-helps-the-gem.patch</text:p>
      <text:p text:style-name="P52"><text:span text:style-name="Source_20_Text"><text:span text:style-name="T11">-</text:span></text:span><text:span text:style-name="Source_20_Text"><text:span text:style-name="T13">3 :</text:span></text:span>generally much smarter about applying a conflicting patch</text:p>
      <text:h text:style-name="P38" text:outline-level="3"><text:bookmark text:name="git-format-patch"/><text:a xlink:type="simple" xlink:href="https://git-scm.com/book/en/v2/Git-Commands-Email#git-format-patch">git format-patch</text:a></text:h>
      <text:p text:style-name="P52">The <text:span text:style-name="Source_20_Text">git format-patch</text:span> command is used to generate a series of patches in mbox format that you can use to send to a mailing list properly formatted.</text:p>
      <text:p text:style-name="P71"><text:span text:style-name="Source_20_Text">$</text:span> git format-patch -M origin/master</text:p>
      <text:h text:style-name="P38" text:outline-level="3"><text:bookmark text:name="git-imap-send"/><text:a xlink:type="simple" xlink:href="https://git-scm.com/book/en/v2/Git-Commands-Email#git-imap-send">git imap-send</text:a></text:h>
      <text:p text:style-name="P52">The <text:span text:style-name="Source_20_Text">git imap-send</text:span> command uploads a mailbox generated with <text:span text:style-name="Source_20_Text">git format-patch</text:span> into an IMAP drafts folder.</text:p>
      <text:p text:style-name="P59"><text:span text:style-name="T39">Note*:</text:span>Mor details find on separte document.</text:p>
      <text:h text:style-name="P38" text:outline-level="3"><text:bookmark text:name="git-send-email"/><text:a xlink:type="simple" xlink:href="https://git-scm.com/book/en/v2/Git-Commands-Email#git-send-email">git send-email</text:a></text:h>
      <text:p text:style-name="P52">The <text:span text:style-name="Source_20_Text">git send-email</text:span> command is used to send patches that are generated with <text:span text:style-name="Source_20_Text">git format-patch</text:span> over email.</text:p>
      <text:p text:style-name="P60"><text:span text:style-name="T39">Note*:</text:span>Mor details find on separte document.</text:p>
      <text:h text:style-name="P40" text:outline-level="3"><text:bookmark text:name="git-request-pull"/><text:a xlink:type="simple" xlink:href="https://git-scm.com/book/en/v2/Git-Commands-Email#git-request-pull">git request-pull</text:a></text:h>
      <text:p text:style-name="P54">The <text:span text:style-name="Source_20_Text">git request-pull</text:span> command is simply used to generate an example message body to email to someone.</text:p>
      <text:p text:style-name="P54"/>
      <text:p text:style-name="P54"><text:soft-page-break/>Contributing to public projects is a bit different. Because you don’t have the permissions to directly update branches on the project, you have to get the work to the maintainers some other way. <text:bookmark text:name="Forked-Public-Project"/><text:s/><text:a xlink:type="simple" xlink:href="https://git-scm.com/book/en/v2/Distributed-Git-Contributing-to-a-Project#Forked-Public-Project">Forked Public Project</text:a></text:p>
      <text:p text:style-name="P54"/>
      <text:h text:style-name="P29" text:outline-level="2">External Systems</text:h>
      <text:h text:style-name="P40" text:outline-level="3"><text:bookmark text:name="git-svn"/><text:a xlink:type="simple" xlink:href="https://git-scm.com/book/en/v2/Git-Commands-External-Systems#git-svn">git svn</text:a></text:h>
      <text:p text:style-name="P54">The <text:span text:style-name="Source_20_Text">git svn</text:span> command is used to communicate with the Subversion version control system as a client. This means you can use Git to checkout from and commit to a Subversion server.</text:p>
      <text:h text:style-name="P40" text:outline-level="3"><text:bookmark text:name="git-fast-import"/><text:a xlink:type="simple" xlink:href="https://git-scm.com/book/en/v2/Git-Commands-External-Systems#git-fast-import">git fast-import</text:a></text:h>
      <text:p text:style-name="P54">For other version control systems or importing from nearly any format, you can use <text:span text:style-name="Source_20_Text">git fast-import</text:span> to quickly map the other format to something Git can easily record.</text:p>
      <text:p text:style-name="P54"/>
      <text:h text:style-name="P29" text:outline-level="2">Administration</text:h>
      <text:h text:style-name="P40" text:outline-level="3"><text:bookmark text:name="git-gc"/><text:a xlink:type="simple" xlink:href="https://git-scm.com/book/en/v2/Git-Commands-Administration#git-gc">git gc</text:a></text:h>
      <text:p text:style-name="P54">The <text:span text:style-name="Source_20_Text">git gc</text:span> command runs “garbage collection” on your repository, removing unnecessary files in your database and packing up the remaining files into a more efficient format.</text:p>
      <text:p text:style-name="P55">You can run auto gc manually as follows:</text:p>
      <text:p text:style-name="P80"><text:span text:style-name="Source_20_Text">$</text:span> git gc --auto</text:p>
      <text:h text:style-name="P40" text:outline-level="3"><text:bookmark text:name="git-fsck"/><text:a xlink:type="simple" xlink:href="https://git-scm.com/book/en/v2/Git-Commands-Administration#git-fsck">git fsck</text:a></text:h>
      <text:p text:style-name="P54">The <text:span text:style-name="Source_20_Text">git fsck</text:span> command is used to check the internal database for problems or inconsistencies.</text:p>
      <text:p text:style-name="P73"><text:span text:style-name="Source_20_Text">$</text:span> git reset --hard 1a410efbd13591db07496601ebc7a059dd55cfe9</text:p>
      <text:p text:style-name="P73"><text:span text:style-name="Source_20_Text">$</text:span> git reflog</text:p>
      <text:p text:style-name="P73"><text:span text:style-name="Source_20_Text">$</text:span> git log -g</text:p>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61">Basic Commands </text:p>
      <text:p text:style-name="P61">git init: Initializes an empty Git repository. You cannot use Git commands unless you have a .git repository. </text:p>
      <text:p text:style-name="P61"/>
      <text:p text:style-name="P61">git clone: Creates a local clone of a Git repository. During collaboration, this command allows you to create a local Git repository that is on equal footing with a fellow developer’s Git repository. </text:p>
      <text:p text:style-name="P61"/>
      <text:p text:style-name="P61">git add: Stages updated file contents to the index that Git uses to track changes. You must stage all files that have changed before you can commit them. </text:p>
      <text:p text:style-name="P61"/>
      <text:p text:style-name="P61">git commit: Creates a "commit" that documents the changes you made. Commits are used for historical purposes, for determining if a maintainer of a project will allow the change, and for ultimately pushing the change from your local Git repository into the project’s upstream (or master) repository. </text:p>
      <text:p text:style-name="P61"/>
      <text:p text:style-name="P61">git status: Reports any modified files that possibly need to be staged and committed. </text:p>
      <text:p text:style-name="P61"/>
      <text:p text:style-name="P61">git checkout &lt;branch-name&gt;: Changes your working branch. This command is analogous to "cd". </text:p>
      <text:p text:style-name="P61"/>
      <text:p text:style-name="P61">git checkout –b &lt;working-branch&gt;: Creates a working branch on your local machine where you can isolate work. It is a good idea to use local branches when adding specific features or changes. This way <text:soft-page-break/>if you do not like what you have done you can easily get rid of the work. </text:p>
      <text:p text:style-name="P61"/>
      <text:p text:style-name="P61">git branch: Reports existing local branches and tells you the branch in which you are currently working. </text:p>
      <text:p text:style-name="P61"/>
      <text:p text:style-name="P61">git branch -D &lt;branch-name&gt;: Deletes an existing local branch. You need to be in a local branch other than the one you are deleting in order to delete &lt;branch-name&gt;. </text:p>
      <text:p text:style-name="P61"/>
      <text:p text:style-name="P61">git pull: Retrieves information from an upstream Git repository and places it in your local Git repository. You use this command to make sure you are synchronized with the repository from which you are basing changes (.e.g. the master branch). </text:p>
      <text:p text:style-name="P61"/>
      <text:p text:style-name="P61">git push: Sends all your committed local changes to an upstream Git repository (e.g. a contribution repository). The maintainer of the project draws from these repositories when adding changes to the project’s master repository or other development branch. </text:p>
      <text:p text:style-name="P61"/>
      <text:p text:style-name="P61">git merge: Combines or adds changes from one local branch of your repository with another branch. When you create a local Git repository, the default branch is named "master". A typical workflow is to create a temporary branch for isolated work, make and commit your changes, switch to your local master branch, merge the changes from the temporary branch into the local master branch, and then delete the temporary branch. </text:p>
      <text:p text:style-name="P61"/>
      <text:p text:style-name="P61">git cherry-pick: Choose and apply specific commits from one branch into another branch. There are times when you might not be able to merge all the changes in one branch with another but need to pick out certain ones. </text:p>
      <text:p text:style-name="P61"/>
      <text:p text:style-name="P61">gitk: Provides a GUI view of the branches and changes in your local Git repository. This command is a good way to graphically see where things have diverged in your local repository. </text:p>
      <text:p text:style-name="P61"/>
      <text:p text:style-name="P61">git log: Reports a history of your changes to the repository. </text:p>
      <text:p text:style-name="P61"/>
      <text:p text:style-name="P61">git diff: Displays line-by-line differences between your local working files and the same files in the upstream Git repository that your branch currently tracks. </text:p>
      <text:p text:style-name="P54"><text:span text:style-name="Source_20_Text"><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1:59:40.115949808</meta:creation-date>
    <dc:date>2016-05-19T17:35:49.235031751</dc:date>
    <meta:editing-duration>PT2H44M58S</meta:editing-duration>
    <meta:editing-cycles>235</meta:editing-cycles>
    <meta:generator>LibreOffice/4.2.8.2$Linux_X86_64 LibreOffice_project/420m0$Build-2</meta:generator>
    <meta:document-statistic meta:table-count="0" meta:image-count="0" meta:object-count="0" meta:page-count="11" meta:paragraph-count="241" meta:word-count="2478" meta:character-count="14244" meta:non-whitespace-character-count="12023"/>
  </office:meta>
</office:document-meta>
</file>